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2a5e" officeooo:paragraph-rsid="000a2a5e"/>
    </style:style>
    <style:style style:name="P2" style:family="paragraph" style:parent-style-name="Text_20_body">
      <style:paragraph-properties fo:text-align="center" style:justify-single-word="false"/>
      <style:text-properties officeooo:rsid="000a2a5e" officeooo:paragraph-rsid="000a2a5e"/>
    </style:style>
    <style:style style:name="P3" style:family="paragraph" style:parent-style-name="Text_20_body">
      <style:text-properties officeooo:paragraph-rsid="000a2a5e"/>
    </style:style>
    <style:style style:name="P4" style:family="paragraph" style:parent-style-name="Text_20_body">
      <style:paragraph-properties fo:text-align="justify" style:justify-single-word="false"/>
      <style:text-properties officeooo:paragraph-rsid="000a2a5e"/>
    </style:style>
    <style:style style:name="P5" style:family="paragraph" style:parent-style-name="Text_20_body">
      <style:text-properties officeooo:rsid="000e2b12" officeooo:paragraph-rsid="0016ada3"/>
    </style:style>
    <style:style style:name="P6" style:family="paragraph" style:parent-style-name="Text_20_body">
      <style:paragraph-properties fo:text-align="justify" style:justify-single-word="false"/>
      <style:text-properties officeooo:rsid="0014350b" officeooo:paragraph-rsid="0014350b"/>
    </style:style>
    <style:style style:name="P7" style:family="paragraph" style:parent-style-name="Text_20_body">
      <style:paragraph-properties fo:text-align="justify" style:justify-single-word="false"/>
      <style:text-properties officeooo:rsid="0014a287" officeooo:paragraph-rsid="0014a287"/>
    </style:style>
    <style:style style:name="P8" style:family="paragraph" style:parent-style-name="Text_20_body">
      <style:paragraph-properties fo:text-align="justify" style:justify-single-word="false"/>
      <style:text-properties officeooo:rsid="0014a287" officeooo:paragraph-rsid="00156cf8"/>
    </style:style>
    <style:style style:name="P9" style:family="paragraph" style:parent-style-name="Text_20_body">
      <style:paragraph-properties fo:text-align="justify" style:justify-single-word="false"/>
      <style:text-properties fo:font-size="10pt" officeooo:rsid="0014a287" officeooo:paragraph-rsid="0014a287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fo:font-size="10pt" officeooo:rsid="0014a287" officeooo:paragraph-rsid="00156cf8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font-size="12pt" officeooo:rsid="00156cf8" officeooo:paragraph-rsid="00156cf8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officeooo:rsid="00156cf8" officeooo:paragraph-rsid="00156cf8"/>
    </style:style>
    <style:style style:name="P13" style:family="paragraph" style:parent-style-name="Text_20_body">
      <style:paragraph-properties fo:text-align="justify" style:justify-single-word="false"/>
      <style:text-properties fo:font-style="italic" officeooo:rsid="0016ada3" officeooo:paragraph-rsid="0016ada3" style:font-style-asian="italic" style:font-style-complex="italic"/>
    </style:style>
    <style:style style:name="P14" style:family="paragraph" style:parent-style-name="Text_20_body">
      <style:text-properties officeooo:rsid="0016ada3" officeooo:paragraph-rsid="0016ada3"/>
    </style:style>
    <style:style style:name="P15" style:family="paragraph" style:parent-style-name="Text_20_body">
      <style:text-properties officeooo:rsid="0016ada3" officeooo:paragraph-rsid="001842a9"/>
    </style:style>
    <style:style style:name="P16" style:family="paragraph" style:parent-style-name="Text_20_body">
      <style:text-properties officeooo:rsid="001842a9" officeooo:paragraph-rsid="001842a9"/>
    </style:style>
    <style:style style:name="P17" style:family="paragraph" style:parent-style-name="Text_20_body">
      <style:text-properties fo:font-weight="bold" officeooo:rsid="001842a9" officeooo:paragraph-rsid="001842a9" style:font-weight-asian="bold" style:font-weight-complex="bold"/>
    </style:style>
    <style:style style:name="P18" style:family="paragraph" style:parent-style-name="Text_20_body">
      <style:text-properties fo:font-weight="bold" officeooo:rsid="0019f12e" officeooo:paragraph-rsid="0019f12e" style:font-weight-asian="bold" style:font-weight-complex="bold"/>
    </style:style>
    <style:style style:name="P19" style:family="paragraph" style:parent-style-name="Text_20_body">
      <style:text-properties fo:font-weight="normal" officeooo:rsid="0019f12e" officeooo:paragraph-rsid="0019f12e" style:font-weight-asian="normal" style:font-weight-complex="normal"/>
    </style:style>
    <style:style style:name="P20" style:family="paragraph" style:parent-style-name="Heading_20_2">
      <style:text-properties officeooo:rsid="000e2b12" officeooo:paragraph-rsid="000e2b12"/>
    </style:style>
    <style:style style:name="P21" style:family="paragraph" style:parent-style-name="Subtitle">
      <style:text-properties officeooo:rsid="000a2a5e" officeooo:paragraph-rsid="000a2a5e"/>
    </style:style>
    <style:style style:name="P22" style:family="paragraph" style:parent-style-name="Title">
      <style:text-properties officeooo:rsid="000a2a5e" officeooo:paragraph-rsid="000a2a5e"/>
    </style:style>
    <style:style style:name="P23" style:family="paragraph" style:parent-style-name="Heading_20_1">
      <style:paragraph-properties fo:text-align="justify" style:justify-single-word="false"/>
      <style:text-properties officeooo:rsid="000a2a5e" officeooo:paragraph-rsid="000a2a5e"/>
    </style:style>
    <style:style style:name="P24" style:family="paragraph" style:parent-style-name="Heading_20_1">
      <style:paragraph-properties fo:text-align="justify" style:justify-single-word="false"/>
      <style:text-properties officeooo:rsid="0014350b" officeooo:paragraph-rsid="0014350b"/>
    </style:style>
    <style:style style:name="P25" style:family="paragraph" style:parent-style-name="Heading_20_1">
      <style:paragraph-properties fo:text-align="justify" style:justify-single-word="false"/>
      <style:text-properties officeooo:paragraph-rsid="000a2a5e"/>
    </style:style>
    <style:style style:name="P26" style:family="paragraph" style:parent-style-name="Heading_20_1">
      <style:paragraph-properties fo:text-align="justify" style:justify-single-word="false" fo:break-before="page"/>
      <style:text-properties officeooo:rsid="00156cf8" officeooo:paragraph-rsid="00156cf8"/>
    </style:style>
    <style:style style:name="T1" style:family="text">
      <style:text-properties officeooo:rsid="000a2a5e"/>
    </style:style>
    <style:style style:name="T2" style:family="text">
      <style:text-properties officeooo:rsid="0014350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4a287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56cf8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842a9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a28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6cf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842a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f12e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6ada3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ada3" style:font-weight-asian="normal" style:font-weight-complex="normal"/>
    </style:style>
    <style:style style:name="T20" style:family="text">
      <style:text-properties officeooo:rsid="0016ada3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MeteoFlux Core “standard”</text:p>
      <text:p text:style-name="P21">(basato su Raspberry Pi 2/3 B e UPS Pico HV 3.0 B)</text:p>
      <text:p text:style-name="P1"/>
      <text:p text:style-name="P2">M. Favaron</text:p>
      <text:p text:style-name="P1"/>
      <text:p text:style-name="P1"/>
      <text:h text:style-name="P26" text:outline-level="1">Introduzione</text:h>
      <text:p text:style-name="P12">Questo documento contiene le procedure da usre per configurare gli esemplari dei MeteoFlux Core V2 “standard”, <text:span text:style-name="T20">composti da un </text:span><text:span text:style-name="T17">Raspberry Pi 2B</text:span><text:span text:style-name="T20"> o </text:span><text:span text:style-name="T17">3B</text:span><text:span text:style-name="T20">, da una scheda </text:span><text:span text:style-name="T17">UPS Pico HV3.0B+ HAT Model Stack 450</text:span><text:span text:style-name="T20">, da un convertitore USB-RS485 </text:span><text:span text:style-name="T17">Expert EX9530/31</text:span><text:span text:style-name="T20">, e da un convertitore USB-RS232 </text:span><text:span text:style-name="T17">EasySYNC ES-U-3001-M</text:span><text:span text:style-name="T20">.</text:span></text:p>
      <text:p text:style-name="P13"><text:span text:style-name="T21">Attenzione</text:span><text:span text:style-name="T6">: Le procedure che seguono si </text:span>basano<text:span text:style-name="T6"> sull’ipotesi che la composizione sia esattamente quella indicata. Ogni cambiamento potrebbe comportare modifiche alle istruzioni di seguito riportate; in particolare, la scheda <text:s/></text:span><text:span text:style-name="T7">UPS Pico HV3.0B+ HAT Model Stack 450</text:span><text:span text:style-name="T11"> contiene circuiteria specifica (RTC “DS-1307”) di “una generazione fa”, che in un futuro anche non lontano potrebbe divenire irreperibile; una diversa circuiteria comporterà differenti azioni.</text:span></text:p>
      <text:h text:style-name="P23" text:outline-level="1">Predisposizione, abilitazione e configurazione UPS</text:h>
      <text:h text:style-name="P20" text:outline-level="2">Installazione del sistema operativo</text:h>
      <text:p text:style-name="P5"><text:span text:style-name="T20">1. Scaricare </text:span>Raspbian, <text:span text:style-name="T3">ultima versione</text:span>. <text:span text:style-name="T20">Ignorare ogni riferimento a “distribuzioni adatte” e simili, presenti sui forum, relative alla scheda <text:s/></text:span><text:span text:style-name="T17">UPS Pico HV3.0B+ HAT Model Stack 450</text:span><text:span text:style-name="T19">. Concentrare l’attenzione sulla “versione completa”, e lasciare perdere la versione ridotta: quest’ultima manca di alcuni pezzi importanti.</text:span></text:p>
      <text:p text:style-name="P14"><text:span text:style-name="T18">2. Creare una MicroSD bootabile copiandovi l’immagine scaricata. Per questa operazione, </text:span><text:span text:style-name="T5">non utilizzare il vecchio comando </text:span><text:span text:style-name="T4">dd</text:span><text:span text:style-name="T5"> da Linux</text:span><text:span text:style-name="T11">, ma, scaricare e usare l’applicazione </text:span><text:span text:style-name="T7">Etcher</text:span><text:span text:style-name="T11">, come indicato nel sito ufficiale Raspbian. Per le operazioni di copia, raccomando di usare un lettore Micro-SD </text:span><text:span text:style-name="T5">dedicato</text:span><text:span text:style-name="T11">: usando il lettore SD di serie dei computer </text:span><text:span text:style-name="T14">p</text:span><text:span text:style-name="T11">ortatili spesso la scrittura dell’immagine ISO non va a buon fine.</text:span></text:p>
      <text:p text:style-name="P15"><text:span text:style-name="T11">3. Connettere tastiera e video HDMI. </text:span><text:span text:style-name="T5">Non usare l’appoccio SSH</text:span><text:span text:style-name="T11">, in questa fase. Accendere il Raspberry senza installare la scheda </text:span><text:span text:style-name="T7">UPS Pico HV3.0B+ HAT Model Stack 450 </text:span><text:span text:style-name="T11">e verificare che il boot vada a buon fine.</text:span></text:p>
      <text:p text:style-name="P14"><text:span text:style-name="T11">4. Accettare la proposta del Raspberry di espandere il file system a tutta la MicroSD.</text:span></text:p>
      <text:p text:style-name="P16"><text:span text:style-name="T11">5. Accettare la poposta del Raspberry di fare un aggiornamento completo del sistema – Attenzione: questa operazione richiede circa 2 ore, ed in alcuni momenti sembra interrompersi: </text:span><text:span text:style-name="T5">nervi saldi</text:span><text:span text:style-name="T11">, e attendere.</text:span></text:p>
      <text:p text:style-name="P14"><text:span text:style-name="T14">6</text:span><text:span text:style-name="T11">. Dare il comando </text:span><text:span text:style-name="T7">sudo raspi-config</text:span><text:span text:style-name="T11">, e </text:span><text:span text:style-name="T14">abilitare la </text:span><text:span text:style-name="T10">i2c</text:span><text:span text:style-name="T14">.</text:span></text:p>
      <text:p text:style-name="P16">7. Dare il comando <text:span text:style-name="T16">sudo apt-get update</text:span><text:span text:style-name="T18"> e </text:span><text:span text:style-name="T5">verificare che vada a buon fine</text:span><text:span text:style-name="T11">; in caso negativo, rivedere la connessione Internet sino a buon esito.</text:span></text:p>
      <text:p text:style-name="P16"><text:span text:style-name="T11">8. Dare il comando </text:span><text:span text:style-name="T7">sudo apt-get install python-rpi.gpio</text:span></text:p>
      <text:p text:style-name="P16"><text:span text:style-name="T11">9. Dare il comando </text:span><text:span text:style-name="T7">sudo apt-get install git python-dev python-serial python-smbus python-jinja2 python-xmltodict python-psutil python-pip</text:span></text:p>
      <text:p text:style-name="P16"><text:span text:style-name="T11">(tutto su una sola riga).</text:span></text:p>
      <text:p text:style-name="P16"><text:soft-page-break/><text:span text:style-name="T11">10. </text:span><text:span text:style-name="T15">Collegare la scheda UPS Pico. </text:span><text:span text:style-name="T11">Dare i comandi</text:span></text:p>
      <text:p text:style-name="P17"><text:span text:style-name="T6">cd ~</text:span></text:p>
      <text:p text:style-name="P17"><text:span text:style-name="T6">sudo git clone </text:span><text:a xlink:type="simple" xlink:href="https://github.com/modmypi/PiModules.git" text:style-name="Internet_20_link" text:visited-style-name="Visited_20_Internet_20_Link"><text:span text:style-name="T6">https://github.com/modmypi/PiModules.git</text:span></text:a></text:p>
      <text:p text:style-name="P17"><text:span text:style-name="T11">11. Dare i comandi</text:span></text:p>
      <text:p text:style-name="P17"><text:span text:style-name="T6">cd PiModules/code/python/package/</text:span></text:p>
      <text:p text:style-name="P17"><text:span text:style-name="T6">sudo python setup.py install</text:span></text:p>
      <text:p text:style-name="P17"><text:span text:style-name="T6">cd ..</text:span></text:p>
      <text:p text:style-name="P17"><text:span text:style-name="T6">cd upspico/picofssd/</text:span></text:p>
      <text:p text:style-name="P17"><text:span text:style-name="T6">sudo python setup.py install</text:span></text:p>
      <text:p text:style-name="P17"><text:span text:style-name="T11">12. Dare il comando</text:span></text:p>
      <text:p text:style-name="P17"><text:span text:style-name="T6">sudo update-rc.d picofssd defaults</text:span></text:p>
      <text:p text:style-name="P17"><text:span text:style-name="T6">sudo update-rc.d picofssd enable</text:span></text:p>
      <text:p text:style-name="P19"><text:span text:style-name="T6">13. Dare il comando</text:span></text:p>
      <text:p text:style-name="P18"><text:span text:style-name="T6">sudo reboot</text:span></text:p>
      <text:p text:style-name="P18"><text:span text:style-name="T11">14. Dare il comando</text:span></text:p>
      <text:p text:style-name="P18"><text:span text:style-name="T6">sudo apt-get install i2c-tools</text:span></text:p>
      <text:p text:style-name="P18"><text:span text:style-name="T11">15. Eseguire il comando</text:span></text:p>
      <text:p text:style-name="P18"><text:span text:style-name="T6">sudo reboot</text:span></text:p>
      <text:p text:style-name="P18"><text:span text:style-name="T11">16. Abilitare la SSH usando la funzione di configurazione di sistema del menu Start (in basso a destra nell’interfaccia utente).</text:span></text:p>
      <text:p text:style-name="P18"><text:span text:style-name="T11">17. Sempre nel pannello di controllo di sistema, abilitare il boot in modalità testo.</text:span></text:p>
      <text:p text:style-name="P18"><text:span text:style-name="T11">18. Fare una “shutdown”, e riavviare il sistema.</text:span></text:p>
      <text:p text:style-name="P18"><text:span text:style-name="T11"/></text:p>
      <text:p text:style-name="P18"><text:span text:style-name="T11">A questo punto è possibile fare le prove dell’UPS ma </text:span><text:span text:style-name="T5">non</text:span><text:span text:style-name="T11"> dell’RTC – si veda in proposito uno dei capitoli che seguono.</text:span></text:p>
      <text:h text:style-name="P25" text:outline-level="1"><text:span text:style-name="T1">Configurazione dei convertitori USB – RS485 e USB - RS232</text:span></text:h>
      <text:p text:style-name="P7">Non facendo nulla ai due convertitori viene attribuito un nome del tipo <text:span text:style-name="T16">/dev/ttyUSB</text:span><text:span text:style-name="T4">x</text:span><text:span text:style-name="T11"> dove </text:span><text:span text:style-name="T4">x</text:span><text:span text:style-name="T11"> vale 0 o 1, associando però il numero in modo </text:span><text:span text:style-name="T5">possibilmente diverso</text:span><text:span text:style-name="T11"> alle periferiche inoccasione di ciascun boot.</text:span></text:p>
      <text:p text:style-name="P7"><text:span text:style-name="T11">Per assegnare un nome simbolico fisso, si proceda come segue.</text:span></text:p>
      <text:p text:style-name="P7"><text:soft-page-break/><text:span text:style-name="T11">1. Connettere entrambe le periferiche alle porte USB.</text:span></text:p>
      <text:p text:style-name="P7"><text:span text:style-name="T11">2. Dare il comando </text:span><text:span text:style-name="T7">lsusb</text:span><text:span text:style-name="T11"> e vedere</text:span></text:p>
      <text:p text:style-name="P8"><text:span text:style-name="T11">3. Dare i comand</text:span><text:span text:style-name="T13">i</text:span></text:p>
      <text:p text:style-name="P8"><text:span text:style-name="T13"><text:tab/></text:span><text:span text:style-name="T7">udev</text:span><text:span text:style-name="T9">adm info –name=/dev/ttyUSB0 –attribute-walk</text:span></text:p>
      <text:p text:style-name="P12"><text:span text:style-name="T11">e</text:span></text:p>
      <text:p text:style-name="P8"><text:span text:style-name="T13"><text:tab/></text:span><text:span text:style-name="T7">udev</text:span><text:span text:style-name="T9">adm info –name=/dev/ttyUSB1 –attribute-walk</text:span></text:p>
      <text:p text:style-name="P12"><text:span text:style-name="T11">In entrambi i casi, cercare nel (lungo) output i valori associati agli attributi </text:span><text:span text:style-name="T7">idVendor</text:span><text:span text:style-name="T11"> e </text:span><text:span text:style-name="T7">idProduct</text:span><text:span text:style-name="T11">. Verificare, anche, la </text:span><text:span text:style-name="T5">natura</text:span><text:span text:style-name="T11"> dei device: uno (il convertitore RS485) contiene un chip di conversione seriale dell Prolific, mentre laltro (il convertitore RS232) contiene un chip seiale FTDI.</text:span></text:p>
      <text:p text:style-name="P7"><text:span text:style-name="T11">4. Creare (</text:span><text:span text:style-name="T7">sudo nano /etc/udev/rules.d/99-usb-serial.rules</text:span><text:span text:style-name="T11">) il nuovo file delle regole USB specifiche per i convertitori, ed aggiungervi le righe</text:span></text:p>
      <text:p text:style-name="P9"><text:span text:style-name="T9">SUBSYSTEM==”tty”, ATTRS{idVendor}==”0403”, ATTRS{idProduct}==”6015”, SYMLINK==”ttyRS232”</text:span></text:p>
      <text:p text:style-name="P10"><text:span text:style-name="T9">SUBSYSTEM==”tty”, ATTRS{idVendor}==”067b”, ATTRS{idProduct}==”2303”, SYMLINK==”ttyEX9530”</text:span></text:p>
      <text:p text:style-name="P11"><text:span text:style-name="T11">Naturalmente, i nomi di “idVendor” e di “idProduct” devono essere conformi a quelli elencati al punto 3.</text:span></text:p>
      <text:p text:style-name="P11"><text:span text:style-name="T11">La prima riga si deve riferie al convertitore RS232, la seconda al convertitore RS485.</text:span></text:p>
      <text:p text:style-name="P11"><text:span text:style-name="T11">5. Attivare i nuovi nomi con il comando</text:span></text:p>
      <text:p text:style-name="P11"><text:span text:style-name="T11"><text:tab/></text:span><text:span text:style-name="T7">sudo udevadm trigger</text:span><text:span text:style-name="T11"> </text:span></text:p>
      <text:h text:style-name="P24" text:outline-level="1">Attivazione RTC</text:h>
      <text:p text:style-name="P6">Attenzione: i tutorial reperibili in rete, incluso quello rilasciato dal produttore della scheda UPS Pico HV3.0B+ HAT Model Stack 450, sono <text:span text:style-name="T3">sbagliati</text:span><text:span text:style-name="T6">: si riferiscono infatti tutti ad una versione di Raspbian pre-2016. Tentando di usarli, di ottiene un messaggio di errore del tipo “permesso negato” al tentativo di attivare il nuovo device.</text:span></text:p>
      <text:p text:style-name="P6"><text:span text:style-name="T6">La procedura corretta è riportata qui di seguito.</text:span></text:p>
      <text:p text:style-name="P6"><text:span text:style-name="T6">1. Attivare (</text:span><text:span text:style-name="T7">sudo raspi-config</text:span><text:span text:style-name="T11">) la i2c.</text:span></text:p>
      <text:p text:style-name="P6"><text:span text:style-name="T11">2. Verificare che </text:span><text:span text:style-name="T7">/etc/modules</text:span><text:span text:style-name="T11"> contenga la riga </text:span><text:span text:style-name="T7">i2c-dev</text:span><text:span text:style-name="T11">, e qualora non ci sia (cosa molto improbabile e di cui è bene capire la causa) aggiungerla.</text:span></text:p>
      <text:p text:style-name="P6"><text:span text:style-name="T11">3. </text:span><text:span text:style-name="T12">Aggiungere la riga </text:span><text:span text:style-name="T8">dtoverlay=i2c-rtc,ds1307</text:span><text:span text:style-name="T12"> al file </text:span><text:span text:style-name="T8">/boot/config.txt</text:span></text:p>
      <text:p text:style-name="P7"><text:span text:style-name="T11">4. Aprire il file </text:span><text:span text:style-name="T7">/lib/udev/hwclock-set</text:span><text:span text:style-name="T11"> e disabilitare la detezione di problemi legati all’RTC, commentando le tre righe</text:span></text:p>
      <text:p text:style-name="P7"><text:span text:style-name="T11"><text:tab/></text:span><text:span text:style-name="T7">if [ -e /run/systemd/system ] : then</text:span></text:p>
      <text:p text:style-name="P7"><text:span text:style-name="T7"><text:tab/> <text:s/>exit 0</text:span></text:p>
      <text:p text:style-name="P7"><text:span text:style-name="T7"><text:tab/>fi</text:span></text:p>
      <text:p text:style-name="P7"><text:soft-page-break/><text:span text:style-name="T11">(dovrebbero trovarsi proprio all’inizio del file).</text:span></text:p>
      <text:p text:style-name="P7"><text:span text:style-name="T11">5. Eseguire </text:span><text:span text:style-name="T7">sudo reboot</text:span></text:p>
      <text:p text:style-name="P7"><text:span text:style-name="T11">6. Eseguire </text:span><text:span text:style-name="T7">hwclock -w</text:span></text:p>
      <text:p text:style-name="P7"><text:span text:style-name="T11"/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07:18.195740366</meta:creation-date>
    <dc:date>2018-10-02T18:22:48.671076082</dc:date>
    <meta:editing-duration>PT6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70" meta:word-count="848" meta:character-count="5721" meta:non-whitespace-character-count="4929"/>
  </office:meta>
</office:document-meta>
</file>